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208" officeooo:paragraph-rsid="00062208"/>
    </style:style>
    <style:style style:name="P2" style:family="paragraph" style:parent-style-name="Standard">
      <style:text-properties officeooo:rsid="000747f7" officeooo:paragraph-rsid="00078f6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3df8" officeooo:paragraph-rsid="00093df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93df8" officeooo:paragraph-rsid="00093df8" style:font-weight-asian="normal" style:font-weight-complex="normal"/>
    </style:style>
    <style:style style:name="T1" style:family="text">
      <style:text-properties officeooo:rsid="00078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Software II</text:p>
      <text:p text:style-name="P1">Ciência da Computação - Bacharelado</text:p>
      <text:p text:style-name="P1">Universidade Federal da Fronteira Sul</text:p>
      <text:p text:style-name="P2">Estudantes: Alesom Zorzi, <text:span text:style-name="T1">André Luiz Maso, Eduardo Ogliari, Jardel Anton, João Ricardo Barp Neto, Jovani de Souza, Kétly Gonçalves Machado.</text:span></text:p>
      <text:p text:style-name="P2"/>
      <text:p text:style-name="P3">VISÃO DO PRODUTO</text:p>
      <text:p text:style-name="P3"/>
      <text:p text:style-name="P4"><text:tab/>Os servidores da Universidade Federal da Fronteira Sul – UFFS necessitam de um sistema para auxiliar em seu processo de controle de estoque que pretende disponibilizar um gerenciamento dos bens consumíveis disponíveis, organizando movimentações, cadastros, locais e grupos e fornecendo a possibilidade de geração de relatórios que facilitem a vida organizacional da instituição.</text:p>
      <text:p text:style-name="P4"><text:tab/>O sistema deverá permitir o cadastro de produtos, locais e grupos. Para cada produto, deverá permitir inserção e remoção de unidades, configuração de alertas para quando o produto estiver em baixa e busca no sistema das informações do produto. O sistema deverá permitir ainda a geração de relatórios de consumo utilizando-se do maior número de critérios de organização. O acesso ao sistema será feito através de login, sendo o cadastro previamente realizado por administrador do sistema.</text:p>
      <text:p text:style-name="P4"><text:tab/>Os clientes alvos são principalmente os servidores da UFFS. O que não desejamos é um sistema de almoxarifado ou um sistema que não permita ser audi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m0$Build-2</meta:generator>
    <dc:date>2016-10-11T15:03:37.943866686</dc:date>
    <meta:editing-duration>PT9M5S</meta:editing-duration>
    <meta:editing-cycles>5</meta:editing-cycles>
    <meta:document-statistic meta:table-count="0" meta:image-count="0" meta:object-count="0" meta:page-count="1" meta:paragraph-count="8" meta:word-count="191" meta:character-count="1272" meta:non-whitespace-character-count="1085"/>
  </office:meta>
</office:document-meta>
</file>